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05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3" office:value-type="string" calcext:value-type="string">
            <text:p>Morgan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6" office:value-type="string" calcext:value-type="string">
            <text:p>Ryan 1</text:p>
          </table:table-cell>
          <table:table-cell table:style-name="ce6" office:value-type="string" calcext:value-type="string">
            <text:p>Ryan 2</text:p>
          </table:table-cell>
          <table:table-cell table:style-name="ce6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11" office:value-type="string" calcext:value-type="string">
            <text:p>Plan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Ryan 1 (A)</text:p>
          </table:table-cell>
          <table:table-cell table:style-name="ce11" office:value-type="string" calcext:value-type="string">
            <text:p>Ryan 2 (Ca)</text:p>
          </table:table-cell>
          <table:table-cell table:style-name="ce11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8" table:default-cell-style-name="ce2"/>
        <table:table-column table:style-name="co4" table:number-columns-repeated="1008" table:default-cell-style-name="ce2"/>
        <table:table-column table:style-name="co5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>
            <text:p>Exotiques</text:p>
          </table:table-cell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0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Typhaine</text:p>
          </table:table-cell>
          <table:table-cell table:style-name="ce11" office:value-type="string" calcext:value-type="string">
            <text:p>Ryan 1 (A)</text:p>
          </table:table-cell>
          <table:table-cell table:style-name="ce11" office:value-type="string" calcext:value-type="string">
            <text:p>Ryan 2 (Ca)</text:p>
          </table:table-cell>
          <table:table-cell table:style-name="ce11" office:value-type="string" calcext:value-type="string">
            <text:p>Zoé (ygest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ce2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table:number-columns-repeated="6"/>
          <table:table-cell table:number-columns-repeated="2" table:style-name="ce8" office:value-type="string" calcext:value-type="string">
            <text:p>Checked</text:p>
          </table:table-cell>
          <table:table-cell office:value-type="string" calcext:value-type="string">
            <text:p>Checked</text:p>
          </table:table-cell>
          <table:table-cell table:number-columns-repeated="1015"/>
        </table:table-row>
        <table:table-row table:style-name="ro1">
          <table:table-cell table:number-columns-repeated="1020"/>
          <table:table-cell table:style-name="ce2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4" table:number-columns-repeated="1008" table:default-cell-style-name="ce2"/>
        <table:table-column table:style-name="co5" table:number-columns-repeated="9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>
            <text:p>Cougards</text:p>
          </table:table-cell>
          <table:table-cell table:style-name="ce10" office:value-type="string" calcext:value-type="string" table:number-columns-spanned="2" table:number-rows-spanned="1">
            <text:p>Exotique</text:p>
          </table:table-cell>
          <table:covered-table-cell/>
          <table:table-cell table:style-name="ce11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11" office:value-type="string" calcext:value-type="string">
            <text:p>Planche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8" office:value-type="string" calcext:value-type="string">
            <text:p>Morgan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" table:number-columns-repeated="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4-29T11:20:15.778502740</dc:date>
    <meta:editing-cycles>19</meta:editing-cycles>
    <meta:editing-duration>PT6H31M53S</meta:editing-duration>
    <meta:document-statistic meta:table-count="5" meta:cell-count="430" meta:object-count="0"/>
  </office:meta>
</office:document-meta>
</file>